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tiva Sans" svg:font-family="'Motiva Sans', sans-serif"/>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Heading_20_1">
      <style:text-properties officeooo:rsid="000e07d1"/>
    </style:style>
    <style:style style:name="P6" style:family="paragraph" style:parent-style-name="Heading_20_1">
      <style:text-properties officeooo:paragraph-rsid="0014da31"/>
    </style:style>
    <style:style style:name="P7" style:family="paragraph" style:parent-style-name="Heading_20_2">
      <style:text-properties officeooo:paragraph-rsid="0014da31"/>
    </style:style>
    <style:style style:name="P8" style:family="paragraph" style:parent-style-name="Standard">
      <style:text-properties officeooo:rsid="000e07d1" officeooo:paragraph-rsid="000e07d1"/>
    </style:style>
    <style:style style:name="P9" style:family="paragraph" style:parent-style-name="Text_20_body">
      <style:text-properties fo:font-variant="normal" fo:text-transform="none" fo:color="#000000" loext:opacity="100%" style:font-name="Motiva Sans" fo:font-size="10.5pt" fo:font-style="normal" fo:font-weight="normal" officeooo:rsid="0082cbae" officeooo:paragraph-rsid="000e61bc"/>
    </style:style>
    <style:style style:name="P10" style:family="paragraph" style:parent-style-name="Text_20_body">
      <style:text-properties fo:font-variant="normal" fo:text-transform="none" fo:color="#000000" loext:opacity="100%" style:font-name="Motiva Sans" fo:font-size="10.5pt" fo:font-style="normal" fo:font-weight="normal" officeooo:rsid="009fef67" officeooo:paragraph-rsid="000e61bc"/>
    </style:style>
    <style:style style:name="P11" style:family="paragraph" style:parent-style-name="Text_20_body">
      <style:text-properties fo:font-variant="normal" fo:text-transform="none" fo:color="#000000" loext:opacity="100%" style:font-name="Motiva Sans" fo:font-size="10.5pt" fo:font-style="normal" fo:font-weight="normal" officeooo:rsid="00753474" officeooo:paragraph-rsid="0012ce79"/>
    </style:style>
    <style:style style:name="P12" style:family="paragraph" style:parent-style-name="Text_20_body">
      <style:text-properties officeooo:rsid="000e07d1"/>
    </style:style>
    <style:style style:name="P13" style:family="paragraph" style:parent-style-name="Text_20_body">
      <style:text-properties fo:font-size="10pt" officeooo:rsid="0088fe16" officeooo:paragraph-rsid="0014da31"/>
    </style:style>
    <style:style style:name="P14" style:family="paragraph" style:parent-style-name="Text_20_body">
      <style:text-properties officeooo:rsid="00a42115" officeooo:paragraph-rsid="0014da31"/>
    </style:style>
    <style:style style:name="P15" style:family="paragraph" style:parent-style-name="Text_20_body" style:list-style-name="L1">
      <style:text-properties officeooo:paragraph-rsid="0014da31"/>
    </style:style>
    <style:style style:name="P16" style:family="paragraph" style:parent-style-name="Text_20_body">
      <style:text-properties officeooo:paragraph-rsid="0014da31"/>
    </style:style>
    <style:style style:name="T1" style:family="text">
      <style:text-properties officeooo:rsid="009fef67"/>
    </style:style>
    <style:style style:name="T2" style:family="text">
      <style:text-properties officeooo:rsid="00848f1e"/>
    </style:style>
    <style:style style:name="T3" style:family="text">
      <style:text-properties officeooo:rsid="0083724a"/>
    </style:style>
    <style:style style:name="T4" style:family="text">
      <style:text-properties fo:font-variant="normal" fo:text-transform="none" fo:color="#000000" loext:opacity="100%" style:font-name="Motiva Sans" fo:font-size="10.5pt" fo:font-style="normal" fo:font-weight="normal" officeooo:rsid="00753474"/>
    </style:style>
    <style:style style:name="T5" style:family="text">
      <style:text-properties officeooo:rsid="00d9ff87"/>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itle">Grapefruit Public Relations </text:p>
      <text:p text:style-name="Standard"/>
      <text:p text:style-name="P8"/>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4131_1030328813" text:style-name="Index_20_Link" text:visited-style-name="Index_20_Link">Mastodon<text:tab/>1</text:a></text:p>
          <text:p text:style-name="P2"><text:a xlink:type="simple" xlink:href="#__RefHeading___Toc4553_2107736897" text:style-name="Index_20_Link" text:visited-style-name="Index_20_Link">Lucas arts month<text:tab/>1</text:a></text:p>
          <text:p text:style-name="P2"><text:a xlink:type="simple" xlink:href="#__RefHeading___Toc2700_1166535342" text:style-name="Index_20_Link" text:visited-style-name="Index_20_Link">Yoshi 26:26 The Story of Super Mario World | Gaming Historian<text:tab/>1</text:a></text:p>
          <text:p text:style-name="P4"><text:a xlink:type="simple" xlink:href="#__RefHeading___Toc4133_1030328813" text:style-name="Index_20_Link" text:visited-style-name="Index_20_Link">****<text:tab/>2</text:a></text:p>
        </text:index-body>
      </text:table-of-content>
      <text:p text:style-name="P8"/>
      <text:p text:style-name="P8"/>
      <text:p text:style-name="P8"/>
      <text:h text:style-name="P5" text:outline-level="1"/>
      <text:p text:style-name="P12"/>
      <text:p text:style-name="P12"/>
      <text:h text:style-name="Heading_20_1" text:outline-level="1"><text:bookmark-start text:name="__RefHeading___Toc1998_3131814213"/>itch.io<text:bookmark-end text:name="__RefHeading___Toc1998_3131814213"/></text:h>
      <text:p text:style-name="P14"/>
      <text:h text:style-name="Heading_20_2" text:outline-level="2"><text:bookmark-start text:name="__RefHeading___Toc4585_2107736897"/>But what you really wanna do is making games<text:bookmark-end text:name="__RefHeading___Toc4585_2107736897"/></text:h>
      <text:p text:style-name="P14"/>
      <text:h text:style-name="Heading_20_2" text:outline-level="2"><text:bookmark-start text:name="__RefHeading___Toc4587_2107736897"/>My first game<text:bookmark-end text:name="__RefHeading___Toc4587_2107736897"/></text:h>
      <text:p text:style-name="P14"/>
      <text:h text:style-name="Heading_20_2" text:outline-level="2"><text:bookmark-start text:name="__RefHeading___Toc4589_2107736897"/>My second game<text:bookmark-end text:name="__RefHeading___Toc4589_2107736897"/></text:h>
      <text:p text:style-name="P13">(schiftgrösse nach Lautstärke anpassen)</text:p>
      <text:p text:style-name="P8"/>
      <text:h text:style-name="Heading_20_1" text:outline-level="1"><text:bookmark-start text:name="__RefHeading___Toc4131_1030328813"/>Mastodon<text:bookmark-end text:name="__RefHeading___Toc4131_1030328813"/></text:h>
      <text:h text:style-name="Heading_20_2" text:outline-level="2"><text:bookmark-start text:name="__RefHeading___Toc4553_2107736897"/>Lucas arts month<text:bookmark-end text:name="__RefHeading___Toc4553_2107736897"/></text:h>
      <text:p text:style-name="P9">i wanna be a pirate – kids are saying this on halloween</text:p>
      <text:p text:style-name="P9">I think <text:span text:style-name="T1">with this sentence </text:span>it already <text:span text:style-name="T1">must have</text:span><text:span text:style-name="T2"> been unconsciously </text:span>clear – you are <text:span text:style-name="T2">not going to be </text:span><text:span text:style-name="T1">a player, </text:span>fighter, <text:span text:style-name="T1">racer or</text:span> adventurer, <text:span text:style-name="T1">like in the other games you loved.</text:span> Your going<text:span text:style-name="T2"> to </text:span>become one. <text:span text:style-name="T3">You </text:span><text:span text:style-name="T2">are going </text:span>to <text:span text:style-name="T2">grow, to change, to</text:span><text:span text:style-name="T3"> </text:span><text:span text:style-name="T1">evolve</text:span><text:span text:style-name="T3">. </text:span>You are going to become a pirate. <text:span text:style-name="T1">And it’s gonna be a completely mind-blowing experience: The Secret of Monkey Island.</text:span></text:p>
      <text:p text:style-name="P10"><text:soft-page-break/>#LucasArtsMonth</text:p>
      <text:p text:style-name="P9"><text:span text:style-name="T3">Direclym f</text:span>ollowed by <text:span text:style-name="T3">special </text:span>lucas arts humor – the old man is talking to player in front of the screen of monkey island.</text:p>
      <text:p text:style-name="P9">„Hey I’m here“</text:p>
      <text:p text:style-name="P9">here it already had been clear. This game is just blew-minding everything away. Just like that.</text:p>
      <text:p text:style-name="P9"/>
      <text:p text:style-name="P9"/>
      <text:h text:style-name="Heading_20_2" text:outline-level="2"><text:bookmark-start text:name="__RefHeading___Toc2700_1166535342"/><text:span text:style-name="T4">Yoshi 26:26 </text:span>The Story of Super Mario World | Gaming Historian <text:bookmark-end text:name="__RefHeading___Toc2700_1166535342"/></text:h>
      <text:p text:style-name="P11"/>
      <text:p text:style-name="P11">Shigeru Miyamoto had a sketch of mario riding a dinasaur taped up at his desk. He wanted to implement the idea since the first Super mario Brothers Game.</text:p>
      <text:p text:style-name="P11">The team tried to add it to Super Mario Brothers 3, but technical limitations prevented them.</text:p>
      <text:p text:style-name="P11">But with the more powerful 16 bit Super Famicon, there was hope. Tezuka noticed the sketch again and decided to give it a shot</text:p>
      <text:h text:style-name="Heading_20_4" text:outline-level="4" text:is-list-header="true"/>
      <text:p text:style-name="Text_20_body"/>
      <text:h text:style-name="P6" text:outline-level="1"><text:bookmark-start text:name="__RefHeading___Toc5373_2847673123"/>Game promo <text:span text:style-name="T5">George</text:span><text:bookmark-end text:name="__RefHeading___Toc5373_2847673123"/></text:h>
      <text:p text:style-name="P16"/>
      <text:p text:style-name="P16"/>
      <text:p text:style-name="P16">Promoting a game can be a challenging task, but with a solid strategy, you can effectively market Pentis to your target audience. Here are some tips on how to promote Pentis:</text:p>
      <text:h text:style-name="P7" text:outline-level="2"><text:bookmark-start text:name="__RefHeading___Toc5384_2847673123"/>Create a Website and Social Media Accounts<text:bookmark-end text:name="__RefHeading___Toc5384_2847673123"/></text:h>
      <text:list xml:id="list2823753861" text:style-name="L1">
        <text:list-item>
          <text:p text:style-name="P15">Create a Website and Social Media Accounts: Build a website that showcases Pentis with an appealing design and user interface. Create social media accounts on popular platforms such as Facebook, Twitter, and Instagram to engage with your audience, share updates, and build a community.</text:p>
        </text:list-item>
      </text:list>
      <text:p text:style-name="P16"/>
      <text:h text:style-name="P7" text:outline-level="2"><text:bookmark-start text:name="__RefHeading___Toc5386_2847673123"/>Leverage Influencers<text:bookmark-end text:name="__RefHeading___Toc5386_2847673123"/></text:h>
      <text:list xml:id="list113728128287839" text:continue-numbering="true" text:style-name="L1">
        <text:list-item>
          <text:p text:style-name="P15">Leverage Influencers: Reach out to gaming influencers or YouTube content creators who specialize in puzzle games and invite them to play Pentis. This can help to generate buzz and create interest in the game among their followers.</text:p>
        </text:list-item>
      </text:list>
      <text:h text:style-name="P7" text:outline-level="2"><text:bookmark-start text:name="__RefHeading___Toc5388_2847673123"/><text:soft-page-break/>Tournaments and Events<text:bookmark-end text:name="__RefHeading___Toc5388_2847673123"/></text:h>
      <text:list xml:id="list113729171408563" text:continue-numbering="true" text:style-name="L1">
        <text:list-item>
          <text:p text:style-name="P15">Host Tournaments and Events: Host online tournaments and events with attractive prizes to attract players and showcase the advanced skills required to master Pentis. This can also help to create a community of loyal players and promote healthy competition.</text:p>
        </text:list-item>
      </text:list>
      <text:h text:style-name="P7" text:outline-level="2"><text:bookmark-start text:name="__RefHeading___Toc5390_2847673123"/>Free Trials and Discounts<text:bookmark-end text:name="__RefHeading___Toc5390_2847673123"/></text:h>
      <text:list xml:id="list113730188208833" text:continue-numbering="true" text:style-name="L1">
        <text:list-item>
          <text:p text:style-name="P15">Offer Free Trials and Discounts: Offer free trials of the game or provide discounts to attract potential players and encourage them to try the game. This can help to increase the number of downloads and create a loyal player base.</text:p>
        </text:list-item>
      </text:list>
      <text:h text:style-name="P7" text:outline-level="2"><text:bookmark-start text:name="__RefHeading___Toc5392_2847673123"/>Write Blog Posts and Press Releases<text:bookmark-end text:name="__RefHeading___Toc5392_2847673123"/></text:h>
      <text:list xml:id="list113730020188080" text:continue-numbering="true" text:style-name="L1">
        <text:list-item>
          <text:p text:style-name="P15">Write Blog Posts and Press Releases: Write blog posts and press releases to promote Pentis and highlight the differences and advantages of the game compared to Tetris. This can help to attract the attention of the media and create positive reviews and articles.</text:p>
        </text:list-item>
      </text:list>
      <text:h text:style-name="P7" text:outline-level="2"><text:bookmark-start text:name="__RefHeading___Toc5394_2847673123"/>Advertise Online<text:bookmark-end text:name="__RefHeading___Toc5394_2847673123"/></text:h>
      <text:list xml:id="list113729663621966" text:continue-numbering="true" text:style-name="L1">
        <text:list-item>
          <text:p text:style-name="P15">Advertise Online: Use online advertising platforms such as Google Ads, Facebook Ads, and Instagram Ads to target potential players and promote Pentis. This can help to increase visibility and attract new players.</text:p>
        </text:list-item>
      </text:list>
      <text:h text:style-name="P7" text:outline-level="2"><text:bookmark-start text:name="__RefHeading___Toc5396_2847673123"/>Partner with Other Games<text:bookmark-end text:name="__RefHeading___Toc5396_2847673123"/></text:h>
      <text:list xml:id="list113730061522418" text:continue-numbering="true" text:style-name="L1">
        <text:list-item>
          <text:p text:style-name="P15">Partner with Other Games: Collaborate with other games and offer cross-promotion opportunities to reach new audiences and promote Pentis. This can help to create a buzz around the game and increase its popularity.</text:p>
        </text:list-item>
      </text:list>
      <text:p text:style-name="P16">In summary, promoting Pentis requires a solid marketing strategy that involves creating a website and social media accounts, leveraging influencers, hosting tournaments and events, offering free trials and discounts, writing blog posts and press releases, advertising online, and partnering with other games. By following these tips, you can effectively promote Pentis and attract a loyal player bas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tiva Sans" svg:font-family="'Motiva Sans', sans-serif"/>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e07d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465a4" loext:opacity="100%" fo:font-size="85%" fo:font-style="italic"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3465a4" loext:opacity="100%" style:font-name="Liberation Serif" fo:font-family="'Liberation Serif'" style:font-family-generic="roman" style:font-pitch="variable" fo:font-size="14pt" fo:font-weight="normal"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3465a4" loext:opacity="100%" fo:font-size="12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9T10:57:47.262000000</meta:creation-date>
    <dc:date>2023-05-19T11:37:27.798000000</dc:date>
    <meta:editing-duration>PT29M37S</meta:editing-duration>
    <meta:editing-cycles>6</meta:editing-cycles>
    <meta:generator>LibreOffice/7.4.6.2$Windows_X86_64 LibreOffice_project/5b1f5509c2decdade7fda905e3e1429a67acd63d</meta:generator>
    <meta:document-statistic meta:table-count="0" meta:image-count="0" meta:object-count="0" meta:page-count="3" meta:paragraph-count="40" meta:word-count="639" meta:character-count="3858" meta:non-whitespace-character-count="3261"/>
  </office:meta>
</office:document-meta>
</file>